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30c1" officeooo:paragraph-rsid="001a30c1"/>
    </style:style>
    <style:style style:name="P2" style:family="paragraph" style:parent-style-name="Standard">
      <style:text-properties officeooo:rsid="001a30c1" officeooo:paragraph-rsid="001c149e"/>
    </style:style>
    <style:style style:name="P3" style:family="paragraph" style:parent-style-name="Standard">
      <style:text-properties officeooo:paragraph-rsid="001dc44d"/>
    </style:style>
    <style:style style:name="P4" style:family="paragraph" style:parent-style-name="Standard">
      <style:text-properties officeooo:rsid="001ebedd" officeooo:paragraph-rsid="001ebedd"/>
    </style:style>
    <style:style style:name="P5" style:family="paragraph" style:parent-style-name="Standard" style:list-style-name="L1">
      <style:text-properties officeooo:paragraph-rsid="001fde2c"/>
    </style:style>
    <style:style style:name="P6" style:family="paragraph" style:parent-style-name="Standard" style:list-style-name="L1">
      <style:text-properties officeooo:rsid="00208264" officeooo:paragraph-rsid="00208264"/>
    </style:style>
    <style:style style:name="P7" style:family="paragraph" style:parent-style-name="Standard">
      <style:text-properties officeooo:rsid="00208264" officeooo:paragraph-rsid="00208264"/>
    </style:style>
    <style:style style:name="P8" style:family="paragraph" style:parent-style-name="Standard">
      <style:text-properties fo:font-weight="bold" officeooo:rsid="001a30c1" officeooo:paragraph-rsid="001a30c1" style:font-weight-asian="bold" style:font-weight-complex="bold"/>
    </style:style>
    <style:style style:name="P9" style:family="paragraph" style:parent-style-name="Standard">
      <style:text-properties fo:font-weight="bold" officeooo:rsid="001dc44d" officeooo:paragraph-rsid="001dc44d" style:font-weight-asian="bold" style:font-weight-complex="bold"/>
    </style:style>
    <style:style style:name="P10" style:family="paragraph" style:parent-style-name="Standard">
      <style:text-properties fo:font-weight="bold" officeooo:rsid="001ebedd" officeooo:paragraph-rsid="001ebedd" style:font-weight-asian="bold" style:font-weight-complex="bold"/>
    </style:style>
    <style:style style:name="P11" style:family="paragraph" style:parent-style-name="Standard">
      <style:text-properties fo:font-weight="bold" officeooo:rsid="001fde2c" officeooo:paragraph-rsid="001fde2c" style:font-weight-asian="bold" style:font-weight-complex="bold"/>
    </style:style>
    <style:style style:name="P12" style:family="paragraph" style:parent-style-name="Standard">
      <style:text-properties fo:font-weight="bold" officeooo:rsid="00208264" officeooo:paragraph-rsid="00208264" style:font-weight-asian="bold" style:font-weight-complex="bold"/>
    </style:style>
    <style:style style:name="P13" style:family="paragraph" style:parent-style-name="Standard">
      <style:text-properties fo:font-weight="bold" officeooo:rsid="00218590" officeooo:paragraph-rsid="00218590" style:font-weight-asian="bold" style:font-weight-complex="bold"/>
    </style:style>
    <style:style style:name="T1" style:family="text">
      <style:text-properties officeooo:rsid="001c149e"/>
    </style:style>
    <style:style style:name="T2" style:family="text">
      <style:text-properties officeooo:rsid="001dc44d"/>
    </style:style>
    <style:style style:name="T3" style:family="text">
      <style:text-properties officeooo:rsid="001fde2c"/>
    </style:style>
    <style:style style:name="T4" style:family="text">
      <style:text-properties officeooo:rsid="00213714"/>
    </style:style>
    <style:style style:name="T5" style:family="text">
      <style:text-properties style:text-line-through-style="none" style:text-line-through-type="none" officeooo:rsid="0021371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ewählte Technologie: MQTT</text:p>
      <text:p text:style-name="P8">Schwerpunkt: Ressourcenbedarf</text:p>
      <text:p text:style-name="P8">Titel: Vergleich des Ressourcenbedarfs von QMQTT und …</text:p>
      <text:p text:style-name="P8"/>
      <text:p text:style-name="P13">David … , Patrick Olinger</text:p>
      <text:p text:style-name="P1"/>
      <text:p text:style-name="P8">Use-Case-Szenario:</text:p>
      <text:p text:style-name="P2">Es wir pro MQTT-Client Implementation eine Applikation erstellt, die jeweils 1 Publisher und 2 Subscriber beinhaltet, die mittels MQTT über einen Broker Daten austauschen. </text:p>
      <text:p text:style-name="P2"><text:span text:style-name="T1">Zum Untersuchen des Ressourcenverbrauchs werden vom Publisher in einem festen Intervall Daten unterschiedlicher Größe versendet. Zudem wird der Hauptspeicher- und CPU-Bedarf in Abhängigkeit des zeitlichen Abstands der Veröffentlichung der Daten gemessen. </text:span></text:p>
      <text:p text:style-name="P2"><text:span text:style-name="T1">Als Letztes wird noch der Ressourcenbedarf bei langen Laufzeiten getestet.</text:span></text:p>
      <text:p text:style-name="P2"/>
      <text:p text:style-name="P9">Hardware- und System-Setup:</text:p>
      <text:p text:style-name="P3"><text:span text:style-name="T2">Als MQTT-Broker wird </text:span>Eclipse Mosquitto <text:span text:style-name="T2">eingesetzt. Für die Client Implementationen wird QMQTT und … genutzt. Die Implementierung Erfolg unter Windows und wird auf zwei unterschiedlichen Geräten getestet.</text:span></text:p>
      <text:p text:style-name="P3"/>
      <text:p text:style-name="P10">Zu erstellende Demo-Software:</text:p>
      <text:p text:style-name="P4">Die Applikation besteht aus einem Publisher der ein Topic eröffnet und unterschiedlich große Datensätze in unterschiedlichen Intervallen an den Broker sendet. Zwei Clients Subscriben dieses Topic um vom Broker die neuen Daten zu bekommen.</text:p>
      <text:p text:style-name="P4"/>
      <text:p text:style-name="P10">Ermittlung von Eigenschaften:</text:p>
      <text:p text:style-name="P4">Welche Auswirkung haben verschieden große Datensätze auf den Ressourcenbedarf der unterschiedlichen Implementationen.</text:p>
      <text:p text:style-name="P4">Welche Auswirkung hat die zeitliche Abfolge von Veröffentlichungen auf die Hauptspeicher- und CPU-Auslastung beider Ansätze.</text:p>
      <text:p text:style-name="P4">Wie ändert sich der Ressourcenbedarf bei längeren Laufzeiten der Client-Applikationen.</text:p>
      <text:p text:style-name="P4"/>
      <text:p text:style-name="P11">Evaluation:</text:p>
      <text:list xml:id="list2307201708" text:style-name="L1">
        <text:list-item>
          <text:p text:style-name="P5"><text:span text:style-name="T3">Es werden Datensätze unterschiedlicher Größe gesendet/empfangen. In welchen Ausmaß beeinflusst die Datengröße die Performance und den Speicher auf Clientseite. Welche Unterschiede sind zwischen den beiden Implementationen.</text:span></text:p>
        </text:list-item>
        <text:list-item>
          <text:p text:style-name="P6">Es werden Datensätze in unterschiedlichen Intervallen veröffentlicht. Welche Auswirkung hat die zeitliche Abfolge der Daten auf den Ressourcenbedarf.</text:p>
        </text:list-item>
        <text:list-item>
          <text:p text:style-name="P6">Es werden über einen langen Zeitraum Daten veröffentlicht. Welche Auswirkungen haben lange Laufzeiten auf die Performance bzw. den Speicherbedarf.</text:p>
        </text:list-item>
      </text:list>
      <text:p text:style-name="P7">Bei beiden Ansätzen wird zwischen Publisher und Subscriber unterschieden.</text:p>
      <text:p text:style-name="P7"/>
      <text:p text:style-name="P12">Präsentationsziele:</text:p>
      <text:p text:style-name="P7">- Darstellung der Aufgabenstellung</text:p>
      <text:p text:style-name="P7">- Darstellung des Versuchaufbaus</text:p>
      <text:p text:style-name="P7">- Zu betrachtende Aspekte der jeweiligen Implementation</text:p>
      <text:p text:style-name="P7">- Abgrenzung von nicht betrachteten Aspekten (Unterschiedliche Anzahl Publisher/Subscriber)</text:p>
      <text:p text:style-name="P7">- <text:span text:style-name="T4">Darstellung der Ergebnisse</text:span></text:p>
      <text:p text:style-name="P7">- <text:span text:style-name="T4">Evaluation der Technologien</text:span></text:p>
      <text:p text:style-name="P7">- <text:span text:style-name="T4">Bewertung</text:span></text:p>
      <text:p text:style-name="P7"><text:span text:style-name="T4">(</text:span>- <text:span text:style-name="T4">Implementationsaufwand)</text:span></text:p>
      <text:p text:style-name="P7"><text:span text:style-name="T5">- Live-Online-Dem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09:55:39.673000000</meta:creation-date>
    <dc:date>2018-04-21T10:51:41.204000000</dc:date>
    <meta:editing-duration>PT35M47S</meta:editing-duration>
    <meta:editing-cycles>9</meta:editing-cycles>
    <meta:generator>LibreOffice/5.4.4.2$Windows_X86_64 LibreOffice_project/2524958677847fb3bb44820e40380acbe820f960</meta:generator>
    <meta:document-statistic meta:table-count="0" meta:image-count="0" meta:object-count="0" meta:page-count="1" meta:paragraph-count="31" meta:word-count="306" meta:character-count="2456" meta:non-whitespace-character-count="2182"/>
  </office:meta>
</office:document-meta>
</file>